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35cm" svg:y1="4.9cm" svg:x2="3.35cm" svg:y2="1.2cm">
          <text:p/>
        </draw:line>
        <draw:frame draw:style-name="gr2" draw:text-style-name="P2" draw:layer="layout" svg:width="0.749cm" svg:height="0.725cm" svg:x="1.301cm" svg:y="0.363cm">
          <draw:text-box>
            <text:p><text:span text:style-name="T1">B</text:span></text:p>
          </draw:text-box>
        </draw:frame>
        <draw:frame draw:style-name="gr2" draw:text-style-name="P2" draw:layer="layout" svg:width="0.749cm" svg:height="0.725cm" svg:x="1.301cm" svg:y="4.963cm">
          <draw:text-box>
            <text:p><text:span text:style-name="T1">E</text:span></text:p>
          </draw:text-box>
        </draw:frame>
        <draw:line draw:style-name="gr1" draw:text-style-name="P1" draw:layer="layout" svg:x1="10.7cm" svg:y1="4.91cm" svg:x2="1.4cm" svg:y2="4.91cm">
          <text:p/>
        </draw:line>
        <draw:g>
          <svg:title>TexMaths</svg:title>
          <svg:desc>12§latex§$r_{\mathrm{B}}$§svg§600§TRUE§</svg:desc>
          <draw:g>
            <draw:path draw:style-name="gr3" draw:text-style-name="P3" draw:layer="layout" svg:width="0.17cm" svg:height="0.188cm" svg:x="2.63cm" svg:y="2.946cm" svg:viewBox="0 0 171 189" svg:d="M25 160c-1 6-3 15-3 18 0 7 6 11 11 11s12-3 16-11c1-3 14-59 17-67 3-13 11-43 13-54 2-6 13-25 24-34 3-3 15-13 33-13 11 0 17 4 18 4-13 3-22 12-22 23 0 7 5 14 16 14 12 0 23-9 23-24s-13-27-35-27c-27 0-45 20-53 32-4-19-20-32-39-32s-27 17-31 24c-7 14-13 39-13 40 0 4 3 3 5 4 5 0 5 0 7-10 7-29 16-48 31-48 7 0 13 2 13 19 0 8-1 13-7 34-8 32-16 65-24 97z">
              <text:p/>
            </draw:path>
            <draw:path draw:style-name="gr3" draw:text-style-name="P3" draw:layer="layout" svg:width="0.195cm" svg:height="0.198cm" svg:x="2.825cm" svg:y="2.994cm" svg:viewBox="0 0 196 199" svg:d="M0 0c0 4 0 7 0 11 2 0 5 0 7 0 23 0 23 2 23 13 0 50 0 101 0 151 0 10 0 14-23 14-2 0-5 0-7 0 0 3 0 7 0 10 41 0 83 0 124 0 42 0 72-26 72-53 0-25-26-47-62-51 30-6 54-23 54-46 0-26-31-49-72-49-39 0-77 0-116 0zM56 92c0-24 0-47 0-71 0-8 0-10 15-10 14 0 28 0 43 0 28 0 44 20 44 38 0 21-19 43-54 43-16 0-32 0-48 0zM71 189c-15 0-15-3-15-11 0-26 0-52 0-78 21 0 42 0 62 0 31 0 48 25 48 46s-19 43-52 43c-15 0-29 0-43 0z">
              <text:p/>
            </draw:path>
          </draw:g>
        </draw:g>
        <draw:g>
          <svg:title>TexMaths</svg:title>
          <svg:desc>12§latex§$\beta\,i_{\mathrm{B}}$§svg§600§TRUE§</svg:desc>
          <draw:g>
            <draw:path draw:style-name="gr3" draw:text-style-name="P3" draw:layer="layout" svg:width="0.228cm" svg:height="0.377cm" svg:x="4.832cm" svg:y="2.846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3" draw:text-style-name="P3" draw:layer="layout" svg:width="0.11cm" svg:height="0.281cm" svg:x="5.162cm" svg:y="2.865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3" draw:text-style-name="P3" draw:layer="layout" svg:width="0.196cm" svg:height="0.199cm" svg:x="5.312cm" svg:y="3.005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custom-shape draw:style-name="gr4" draw:text-style-name="P4" draw:layer="layout" svg:width="0.5cm" svg:height="1.2cm" svg:x="3.108cm" svg:y="2.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403cm" svg:y1="1.1cm" svg:x2="3.363cm" svg:y2="1.1cm">
          <text:p/>
        </draw:line>
        <draw:custom-shape draw:style-name="gr6" draw:text-style-name="P5" draw:layer="layout" svg:width="0.2cm" svg:height="0.2cm" svg:x="3.26cm" svg:y="1.0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3.25cm" svg:y="4.8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5cm" svg:y1="4.9cm" svg:x2="8.35cm" svg:y2="1.2cm">
          <text:p/>
        </draw:line>
        <draw:g>
          <svg:title>TexMaths</svg:title>
          <svg:desc>12§latex§$r_{\mathrm{C}}$§svg§600§TRUE§</svg:desc>
          <draw:g>
            <draw:path draw:style-name="gr3" draw:text-style-name="P3" draw:layer="layout" svg:width="0.17cm" svg:height="0.188cm" svg:x="8.722cm" svg:y="2.845cm" svg:viewBox="0 0 171 189" svg:d="M25 160c-1 6-3 15-3 18 0 7 6 11 12 11 4 0 11-3 15-11 1-3 16-59 17-67 3-13 11-43 13-54 2-6 13-25 24-34 3-3 15-13 33-13 11 0 17 4 18 4-13 3-22 12-22 23 0 7 5 14 16 14 12 0 23-9 23-24s-13-27-35-27c-27 0-45 20-53 32-4-19-18-32-39-32-19 0-27 17-31 24-7 14-13 39-13 40 0 4 3 3 5 4 5 0 5 0 7-10 7-29 16-48 31-48 7 0 13 2 13 19 0 8-1 13-7 34-8 32-16 65-24 97z">
              <text:p/>
            </draw:path>
            <draw:path draw:style-name="gr3" draw:text-style-name="P3" draw:layer="layout" svg:width="0.198cm" svg:height="0.21cm" svg:x="8.919cm" svg:y="2.887cm" svg:viewBox="0 0 199 211" svg:d="M199 7c0-5 0-7-4-7-1 0-4 0-6 4-5 7-10 14-16 21-11-12-32-25-59-25-63 0-114 48-114 105 0 60 53 106 114 106 51 0 85-38 85-74 0-3 0-6-5-6-3 0-5 0-5 4-2 48-43 65-72 65-31 0-85-19-85-94 0-80 57-95 84-95 30 0 65 19 72 69 1 4 3 4 6 4 5 0 5-2 5-8 0-23 0-46 0-69z">
              <text:p/>
            </draw:path>
          </draw:g>
        </draw:g>
        <draw:custom-shape draw:style-name="gr4" draw:text-style-name="P4" draw:layer="layout" svg:width="0.5cm" svg:height="1.2cm" svg:x="8.093cm" svg:y="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2cm" svg:height="0.2cm" svg:x="8.26cm" svg:y="1.0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8.26cm" svg:y="4.8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75cm" svg:y1="2.733cm" svg:x2="3.75cm" svg:y2="3.441cm">
          <text:p/>
        </draw:line>
        <draw:frame draw:style-name="gr2" draw:text-style-name="P2" draw:layer="layout" svg:width="0.7cm" svg:height="0.725cm" svg:x="10.05cm" svg:y="0.362cm">
          <draw:text-box>
            <text:p><text:span text:style-name="T1">C</text:span></text:p>
          </draw:text-box>
        </draw:frame>
        <draw:g>
          <svg:title>TexMaths</svg:title>
          <svg:desc>12§latex§$u_{e}$§svg§600§TRUE§</svg:desc>
          <draw:g>
            <draw:path draw:style-name="gr3" draw:text-style-name="P3" draw:layer="layout" svg:width="0.214cm" svg:height="0.189cm" svg:x="0.825cm" svg:y="2.95cm" svg:viewBox="0 0 215 190" svg:d="M135 161c4 18 19 29 37 29 15 0 24-10 31-23 7-15 12-40 12-41 0-5-3-5-5-5-3 0-4 2-6 8-6 23-13 51-31 51-8 0-13-4-13-19 0-9 5-28 9-43s8-30 12-45c1-7 4-23 7-29 2-9 6-26 6-28 0-8-6-11-12-11-3 0-13 0-17 14-7 31-26 104-31 127 0 1-17 34-48 34-21 0-26-19-26-34 0-23 12-56 22-85 5-13 8-19 8-26 0-19-13-35-35-35-39 0-55 61-55 65 0 3 3 2 5 3 5 0 5 0 7-7 11-36 26-51 42-51 5 0 11 0 11 13 0 10-5 22-8 28-15 42-24 69-24 89 0 39 29 50 52 50 27 0 43-19 50-29z">
              <text:p/>
            </draw:path>
            <draw:path draw:style-name="gr3" draw:text-style-name="P3" draw:layer="layout" svg:width="0.125cm" svg:height="0.132cm" svg:x="1.072cm" svg:y="3.068cm" svg:viewBox="0 0 126 133" svg:d="M47 63c7 0 31-1 46-7 22-7 27-21 27-30 0-16-17-26-38-26-34 0-82 27-82 78 0 30 18 55 53 55 50 0 73-29 73-34 0-1-3-5-5-5-3 0-3 2-5 4-23 26-57 26-62 26-18 0-30-12-30-36 0-3 0-9 3-25 7 0 13 0 20 0zM30 55c12-43 44-47 52-47 14 0 24 8 24 18 0 29-49 29-62 29-5 0-9 0-14 0z">
              <text:p/>
            </draw:path>
          </draw:g>
        </draw:g>
        <draw:custom-shape draw:style-name="gr8" draw:text-style-name="P4" draw:layer="layout" svg:width="0.2cm" svg:height="0.2cm" svg:x="1.232cm" svg:y="1.0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.343cm" svg:y1="1.401cm" svg:x2="1.343cm" svg:y2="4.701cm">
          <text:p/>
        </draw:line>
        <draw:custom-shape draw:style-name="gr8" draw:text-style-name="P4" draw:layer="layout" svg:width="0.2cm" svg:height="0.2cm" svg:x="1.244cm" svg:y="4.8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B}}$§svg§600§TRUE§</svg:desc>
          <draw:g>
            <draw:path draw:style-name="gr3" draw:text-style-name="P3" draw:layer="layout" svg:width="0.11cm" svg:height="0.28cm" svg:x="3.834cm" svg:y="2.847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3" draw:text-style-name="P3" draw:layer="layout" svg:width="0.195cm" svg:height="0.199cm" svg:x="3.985cm" svg:y="2.987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line draw:style-name="gr1" draw:text-style-name="P1" draw:layer="layout" svg:x1="6.143cm" svg:y1="4.901cm" svg:x2="6.143cm" svg:y2="1.201cm">
          <text:p/>
        </draw:line>
        <draw:custom-shape draw:style-name="gr6" draw:text-style-name="P5" draw:layer="layout" svg:width="0.2cm" svg:height="0.2cm" svg:x="6.053cm" svg:y="1.0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6.053cm" svg:y="4.8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6" draw:layer="layout" svg:width="0.75cm" svg:height="0.75cm" svg:x="5.759cm" svg:y="2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751cm" svg:y1="3.001cm" svg:x2="6.501cm" svg:y2="3.001cm">
            <text:p/>
          </draw:line>
        </draw:g>
        <draw:line draw:style-name="gr7" draw:text-style-name="P1" draw:layer="layout" svg:x1="5.65cm" svg:y1="2.726cm" svg:x2="5.65cm" svg:y2="3.434cm">
          <text:p/>
        </draw:line>
        <draw:line draw:style-name="gr5" draw:text-style-name="P1" draw:layer="layout" svg:x1="6.203cm" svg:y1="1.1cm" svg:x2="10.663cm" svg:y2="1.1cm">
          <text:p/>
        </draw:line>
        <draw:g>
          <svg:title>TexMaths</svg:title>
          <svg:desc>12§latex§$u_{a}$§svg§600§TRUE§</svg:desc>
          <draw:g>
            <draw:path draw:style-name="gr3" draw:text-style-name="P3" draw:layer="layout" svg:width="0.214cm" svg:height="0.189cm" svg:x="10.83cm" svg:y="2.749cm" svg:viewBox="0 0 215 190" svg:d="M135 161c5 18 19 29 37 29 15 0 24-10 31-23 8-15 12-40 12-41 0-5-3-5-4-5-4 0-5 2-6 8-6 23-14 51-32 51-8 0-13-4-13-19 0-9 5-28 9-43s8-30 12-45c1-7 6-23 7-29 2-9 6-26 6-28 0-8-6-11-12-11-3 0-13 0-17 14-7 31-26 104-31 127 0 1-17 34-48 34-21 0-26-19-26-34 0-23 12-56 23-85 4-13 7-19 7-26 0-19-13-35-35-35-39 0-55 61-55 65 0 3 3 2 5 3 5 0 5 0 7-7 11-36 26-51 42-51 5 0 11 0 11 13 0 10-5 22-8 28-15 42-23 69-23 89 0 39 28 50 51 50 27 0 43-19 50-29z">
              <text:p/>
            </draw:path>
            <draw:path draw:style-name="gr3" draw:text-style-name="P3" draw:layer="layout" svg:width="0.149cm" svg:height="0.132cm" svg:x="11.076cm" svg:y="2.867cm" svg:viewBox="0 0 150 133" svg:d="M105 18c-6-10-15-18-30-18-37 0-75 42-75 84 0 28 19 49 44 49 16 0 30-10 42-21 5 18 23 21 30 21 11 0 18-6 23-16 7-12 11-29 11-30 0-3-4-3-5-3-4 0-5 1-6 9-4 15-10 31-22 31-8 0-9-6-9-14 0-5 2-16 3-23 3-8 5-20 7-26 2-8 4-15 6-23 2-7 5-21 5-22 0-8-5-10-9-10-5 0-12 4-15 12zM87 93c-2 9-8 15-15 19-3 3-15 12-27 12-10 0-21-7-21-28 0-16 8-48 14-59 15-24 29-29 37-29 21 0 27 23 27 27 0 1-1 2-1 3-5 19-9 37-14 55z">
              <text:p/>
            </draw:path>
          </draw:g>
        </draw:g>
        <draw:custom-shape draw:style-name="gr8" draw:text-style-name="P4" draw:layer="layout" svg:width="0.2cm" svg:height="0.2cm" svg:x="10.639cm" svg:y="1.0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75cm" svg:y1="1.4cm" svg:x2="10.75cm" svg:y2="4.7cm">
          <text:p/>
        </draw:line>
        <draw:custom-shape draw:style-name="gr8" draw:text-style-name="P4" draw:layer="layout" svg:width="0.2cm" svg:height="0.2cm" svg:x="10.651cm" svg:y="4.8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02:23.912195104</dc:date>
    <meta:editing-duration>P1DT2H20M53S</meta:editing-duration>
    <meta:editing-cycles>81</meta:editing-cycles>
    <meta:generator>LibreOffice/7.3.7.2$Linux_X86_64 LibreOffice_project/30$Build-2</meta:generator>
    <meta:document-statistic meta:object-count="53"/>
  </office:meta>
</office:document-meta>
</file>